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35871" officeooo:paragraph-rsid="00035871"/>
    </style:style>
    <style:style style:name="P2" style:family="paragraph" style:parent-style-name="Preformatted_20_Text">
      <style:text-properties fo:font-weight="bold" officeooo:rsid="00035871" officeooo:paragraph-rsid="00035871" style:font-weight-asian="bold" style:font-weight-complex="bold"/>
    </style:style>
    <style:style style:name="P3" style:family="paragraph" style:parent-style-name="Preformatted_20_Text">
      <style:text-properties fo:font-weight="bold" officeooo:rsid="0008c3a6" officeooo:paragraph-rsid="0008c3a6" style:font-weight-asian="bold" style:font-weight-complex="bold"/>
    </style:style>
    <style:style style:name="P4" style:family="paragraph" style:parent-style-name="Preformatted_20_Text">
      <style:text-properties officeooo:rsid="00070cb8" officeooo:paragraph-rsid="00070cb8"/>
    </style:style>
    <style:style style:name="P5" style:family="paragraph" style:parent-style-name="Preformatted_20_Text">
      <style:text-properties fo:font-weight="normal" officeooo:rsid="0009a6b9" officeooo:paragraph-rsid="0009a6b9" style:font-weight-asian="normal" style:font-weight-complex="normal"/>
    </style:style>
    <style:style style:name="P6" style:family="paragraph" style:parent-style-name="Preformatted_20_Text">
      <style:text-properties fo:font-weight="normal" officeooo:rsid="00107ac0" officeooo:paragraph-rsid="00107ac0" style:font-weight-asian="normal" style:font-weight-complex="normal"/>
    </style:style>
    <style:style style:name="P7" style:family="paragraph" style:parent-style-name="Preformatted_20_Text">
      <style:text-properties fo:font-weight="normal" officeooo:rsid="0079a158" officeooo:paragraph-rsid="0079a158" style:font-weight-asian="normal" style:font-weight-complex="normal"/>
    </style:style>
    <style:style style:name="P8" style:family="paragraph" style:parent-style-name="Preformatted_20_Text">
      <style:text-properties fo:font-weight="normal" officeooo:rsid="009d3819" officeooo:paragraph-rsid="009d3819" style:font-weight-asian="normal" style:font-weight-complex="normal"/>
    </style:style>
    <style:style style:name="P9" style:family="paragraph" style:parent-style-name="Preformatted_20_Text">
      <style:text-properties officeooo:rsid="0043bf0e" officeooo:paragraph-rsid="0043bf0e"/>
    </style:style>
    <style:style style:name="P10" style:family="paragraph" style:parent-style-name="Preformatted_20_Text">
      <style:text-properties officeooo:rsid="00fa2c01" officeooo:paragraph-rsid="00fa2c01"/>
    </style:style>
    <style:style style:name="P11" style:family="paragraph" style:parent-style-name="Preformatted_20_Text">
      <style:text-properties officeooo:rsid="01461295" officeooo:paragraph-rsid="01461295"/>
    </style:style>
    <style:style style:name="T1" style:family="text">
      <style:text-properties officeooo:rsid="00037a58"/>
    </style:style>
    <style:style style:name="T2" style:family="text">
      <style:text-properties officeooo:rsid="0004c766"/>
    </style:style>
    <style:style style:name="T3" style:family="text">
      <style:text-properties officeooo:rsid="000bc68d"/>
    </style:style>
    <style:style style:name="T4" style:family="text">
      <style:text-properties officeooo:rsid="000e9e68"/>
    </style:style>
    <style:style style:name="T5" style:family="text">
      <style:text-properties officeooo:rsid="000f620d"/>
    </style:style>
    <style:style style:name="T6" style:family="text">
      <style:text-properties officeooo:rsid="00109de5"/>
    </style:style>
    <style:style style:name="T7" style:family="text">
      <style:text-properties fo:font-weight="bold" style:font-weight-asian="bold" style:font-weight-complex="bold"/>
    </style:style>
    <style:style style:name="T8" style:family="text">
      <style:text-properties fo:font-weight="bold" officeooo:rsid="0040e344" style:font-weight-asian="bold" style:font-weight-complex="bold"/>
    </style:style>
    <style:style style:name="T9" style:family="text">
      <style:text-properties fo:font-weight="bold" officeooo:rsid="00e7f35e" style:font-weight-asian="bold" style:font-weight-complex="bold"/>
    </style:style>
    <style:style style:name="T10" style:family="text">
      <style:text-properties officeooo:rsid="0045ed20"/>
    </style:style>
    <style:style style:name="T11" style:family="text">
      <style:text-properties officeooo:rsid="00748d5a"/>
    </style:style>
    <style:style style:name="T12" style:family="text">
      <style:text-properties officeooo:rsid="007b9454"/>
    </style:style>
    <style:style style:name="T13" style:family="text">
      <style:text-properties officeooo:rsid="0080f208"/>
    </style:style>
    <style:style style:name="T14" style:family="text">
      <style:text-properties officeooo:rsid="009f0312"/>
    </style:style>
    <style:style style:name="T15" style:family="text">
      <style:text-properties officeooo:rsid="00e6665e"/>
    </style:style>
    <style:style style:name="T16" style:family="text">
      <style:text-properties officeooo:rsid="00fb765e"/>
    </style:style>
    <style:style style:name="T17" style:family="text">
      <style:text-properties officeooo:rsid="014240f6"/>
    </style:style>
    <style:style style:name="T18" style:family="text">
      <style:text-properties officeooo:rsid="0146383a"/>
    </style:style>
    <style:style style:name="T19" style:family="text">
      <style:text-properties officeooo:rsid="016c24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FS 2016 Presentation Plot:</text:p>
      <text:p text:style-name="P1"/>
      <text:p text:style-name="P2"><text:span text:style-name="T1">P1: </text:span>Title</text:p>
      <text:p text:style-name="P1">Hello. My name is Yan Yan and I'm here today to present our recent work: [Cryptographic Randomness on a CC2538: A Case Study]. In this paper we studied the random number generator, which is the very fundemental element in any cryptographic schemes, <text:s/>on an Internet of Things oriented device, CC2538.</text:p>
      <text:p text:style-name="P1"/>
      <text:p text:style-name="P2">P2: Introduce TI CC2538.</text:p>
      <text:p text:style-name="P1">For those who worked in the Wireless Sensor Network community, you might have already heard CC2538, or even played with it. It is a Texas Instrument System on Chip device announce in 2012, featuring high performance, low power consumption and 15.4 compatibility which is therefore suitable for many Zigbee and 6LoWPAN applications. Above these typical IoT oriented features, this chip also has several cryptographic hardware accelerator implemented, including AES and ECC operations. These cryptographic support suggests it is suitable for security applications. Periph<text:span text:style-name="T2">e</text:span>rals of this device is available on TI's website, it is listed in the recommended device for Zigbee/6LoWPAN solutions.</text:p>
      <text:p text:style-name="P1"/>
      <text:p text:style-name="P2">P3: Introduction to RNG.</text:p>
      <text:p text:style-name="P1">Now let's talk about Random Number Generators. Basically RNGs can be categories as True RNG and Pseudo RNG. TRNG are hardwares that sample physical entropy, for example many Linux distributions use hard disk noise as the system randomness. PRNG takes a randomness from TRNG and transform it into a stream of random numbers using some hash functions or encryption algorithms, because their outputs look random. The reason we need PRNG is that they are faster than TRNG and sometimes the output are more random.</text:p>
      <text:p text:style-name="P1"/>
      <text:p text:style-name="P4">RNGs are used in many cases. Cryptographically, a typical use is for secret key generation.</text:p>
      <text:p text:style-name="P4"/>
      <text:p text:style-name="P3">P4: Example – RNG in EC Key Generation</text:p>
      <text:p text:style-name="P5">Th<text:span text:style-name="T4">is</text:span> is a code fragment of ECDSA <text:span text:style-name="T3">session</text:span> key generation <text:span text:style-name="T13">in the tinyDTLS implementation</text:span>. <text:span text:style-name="T3">We can see that the secret key, or called private key in the code, is generated by iterating the PRNG as in line 434. And the public key is just the scale multiplication of the secret key and base point G.</text:span></text:p>
      <text:p text:style-name="P1"/>
      <text:p text:style-name="P2">P<text:span text:style-name="T5">5</text:span>: RNG issues reported on previous devices.</text:p>
      <text:p text:style-name="P6">In cryptography, the secret key is <text:span text:style-name="T6">required to be secret and unpredictable; otherwise everything are broken. So if the RNG is predictable then nothing is secure. Vulnerable PRNGs have been reported years ago on some IoT devices, but our investigation shows that the warnings are seemingly ignored by the manufacturer and we realised the same issue still exists on this more recent device, CC2538.</text:span></text:p>
      <text:p text:style-name="P2"/>
      <text:p text:style-name="P1"/>
      <text:p text:style-name="P1"><text:span text:style-name="T7">P</text:span><text:span text:style-name="T8">6</text:span><text:span text:style-name="T7">: RNG design on CC2538: predictable sequence and low entropy (same issue).</text:span> </text:p>
      <text:p text:style-name="P9">This is the PRNG on CC2538. <text:span text:style-name="T10">We ran our experiments using Contiki OS and we realised some coding issues in its RNG driver. The user’s manual recommended to use the CRC16 register as a PRNG. When used as a PRNG, the input bit is set to 0 and the register performs 13 times of CRC16 calculation, then outputs the content as a random number. Such PRNG is vulnerable by any means for cryptographic usage, as the transformation is deterministic while and the 16 bit register can represent only no more than 2 to 16 values. When this PRNG is used for secret key generation as we have shown in the previous example, the resulting key can only have no more than 65000 different combination of bits, which can be easily enumerated.</text:span></text:p>
      <text:p text:style-name="P1"/>
      <text:p text:style-name="P1"/>
      <text:p text:style-name="P2">P<text:span text:style-name="T11">7</text:span>: The RNG leads to a practical issue. DTLS ECDHE/ECDSA totally broken (but not going into algorithm details).</text:p>
      <text:p text:style-name="P7">The way to exploit <text:span text:style-name="T12">the PRNG vulnerability is therefore straight forward. For any public curve defined, we can simply enumerate on the 65000 secret keys and build a public key to secret key look up table. Then we can see that the ECDSA/ECDHE </text:span><text:soft-page-break/><text:span text:style-name="T12">cipher suite implemented by tinyDTLS are completely broken since we can solve the elliptic curve problem by searching the look up table. One way to fix this issue would be simply replace CRC16 by some other cryptographically more secure algorithms, such as SHA-256 or AES where both of them have hardware accelerator support on CC2538.</text:span></text:p>
      <text:p text:style-name="P1"/>
      <text:p text:style-name="P2">P<text:span text:style-name="T15">8</text:span>: CC2538 uses RF to sample random seed.</text:p>
      <text:p text:style-name="P8">After reviewing <text:span text:style-name="T14">the bad PRNG, we moved on to investigate the TRNG on this device. The device provided a specific register that encodes the radio noise as a random bit. We ran a test suite suggested by NIST and it shows that the radio noise is actually quite a nice entropy source. However, sampling radio noise raised another question: could it be tampered? Consider a wireless sensor is deployed in a open area, it is not difficult to imagine some malicious people would try to send some jamming signal to sabotage its security. This concern has been mentioned for a while but it seems like no one has yet demonstrated a practical attack. So we decided to give it a try.</text:span></text:p>
      <text:p text:style-name="P1"/>
      <text:p text:style-name="P1"><text:span text:style-name="T7">P</text:span><text:span text:style-name="T9">9</text:span><text:span text:style-name="T7">: Reverse engineering by comparing to siblings.</text:span> </text:p>
      <text:p text:style-name="P10">When we actually started <text:span text:style-name="T16">to do it, a primary difficulty is that we have no information on how the random bit is generated. The user’s manual only says it’s from the radio noise but we found no where about how the noise is encoded into a bit. However, we also realised that CC2538 is not the first device that adopts such design, so we tried to find hints in its siblings, and interestingly we did found something useful. The figure on the right hand side is from the user’s manual of CC2520. This manual explained that the analogue radio noise is first divided into I channel and Q channel, converted to a digital value through the Analogue-to-Digital Converter, going through the Decimator, then finally the Least Significant Bit is taken as the random bit. In addition, we also found the radio module design in CC2430’s manual. We can see this is indeed a very typical design. The signal is amplified by the Low Noise Amplifier, divided into IQ channels by the mixer, going through the bandwidth filter and feed into the ADCs we just mentioned. Notice that there is also an Automatic Gain Control functioning in the circuit. Assuming CC2538 has adopted a similar design, which is very likely to be the case, we started to design signal that could bias the random bit. We made several attempts and we luckily found one that worked which turns out to be surprisingly simple. The idea is that if we can somehow fix the input to the ADC then we can expect the resulting random bit, that is the LSB of ADC output, to be a constant value.</text:span></text:p>
      <text:p text:style-name="P1"/>
      <text:p text:style-name="P2">P<text:span text:style-name="T17">10</text:span>: Strategy: using constant signal.</text:p>
      <text:p text:style-name="P11"/>
      <text:p text:style-name="P1"/>
      <text:p text:style-name="P1"/>
      <text:p text:style-name="P1">P1<text:span text:style-name="T19">1</text:span>: Result of attack. Bias decreased due to (potentially) signal distortion, but can not further explain due to lack of circuit design. A better quantification of bias is fulture work.</text:p>
      <text:p text:style-name="P1"/>
      <text:p text:style-name="P1">P1<text:span text:style-name="T19">2</text:span>: Conclusion. Dedicated TRNG on latest series, but lack of (explicit?) crypto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17T16:38:47.709639720</dc:date>
    <meta:editing-duration>PT5H3M37S</meta:editing-duration>
    <meta:editing-cycles>291</meta:editing-cycles>
    <meta:document-statistic meta:table-count="0" meta:image-count="0" meta:object-count="0" meta:page-count="2" meta:paragraph-count="23" meta:word-count="1116" meta:character-count="6535" meta:non-whitespace-character-count="5438"/>
  </office:meta>
</office:document-meta>
</file>